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Heading_20_1">
      <style:paragraph-properties fo:text-align="center" style:justify-single-word="false"/>
      <style:text-properties style:font-name="Calibri"/>
    </style:style>
    <style:style style:name="P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0" style:family="paragraph" style:parent-style-name="Text_20_body">
      <style:text-properties style:font-name="Calibri" fo:font-size="10.5pt" fo:font-weight="normal"/>
    </style:style>
    <style:style style:name="P11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2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3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14" style:family="paragraph" style:parent-style-name="Standard">
      <style:paragraph-properties style:line-height-at-least="0.198in"/>
      <style:text-properties fo:color="#cccccc" fo:background-color="#1f1f1f"/>
    </style:style>
    <style:style style:name="P15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8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9" style:family="paragraph" style:parent-style-name="Heading_20_2">
      <style:text-properties style:font-name="Calibri"/>
    </style:style>
    <style:style style:name="P20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7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P28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 yarn start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7" text:outline-level="2"><text:soft-page-break/>App.css defines some colors as color variables so we don't have to use hex codes.</text:h>
      <text:p text:style-name="P9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8" text:outline-level="2">Create the Header</text:h>
      <text:p text:style-name="P9">Create /Header.jsx file</text:p>
      <text:p text:style-name="P9">Initialize it with "rafce"</text:p>
      <text:p text:style-name="P9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9">Replace App.jsx content with &lt;Header/&gt;</text:p>
      <text:p text:style-name="P9"/>
      <text:p text:style-name="P9">Create Header.module.css file and import it in the header.</text:p>
      <text:p text:style-name="P9"><text:tab/>Import css from './Header.module.css'</text:p>
      <text:p text:style-name="P9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9"><text:soft-page-break/></text:p>
      <text:p text:style-name="P9">Shorthand for making divs:</text:p>
      <text:p text:style-name="P9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9">Creates:</text:p>
      <text:p text:style-name="P9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9">Shortcut works for all divs, such as &lt;input&gt;</text:p>
      <text:p text:style-name="P9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9">Creates:</text:p>
      <text:p text:style-name="P9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9" text:outline-level="2">Add Fonts</text:h>
      <text:p text:style-name="P9">Go to Google Fonts.</text:p>
      <text:p text:style-name="P9">Select "Poppins".</text:p>
      <text:p text:style-name="P9">Check options for – normal, 500, 600, and 700.</text:p>
      <text:p text:style-name="P9">Copy the import code:</text:p>
      <text:p text:style-name="P9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9">Paste it into index.css</text:p>
      <text:p text:style-name="P9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9"><text:soft-page-break/></text:p>
      <text:p text:style-name="P9">Add body styling to index.css, including the font values and variables for background.</text:p>
      <text:p text:style-name="P9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9">Results:</text:p>
      <text:p text:style-name="P9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9">Logo</text:p>
      <text:list xml:id="list747301264350639818" text:style-name="L1">
        <text:list-item>
          <text:p text:style-name="P21">Import logo</text:p>
          <text:p text:style-name="P12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21">Create an img tag</text:p>
          <text:p text:style-name="P12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9"/>
      <text:p text:style-name="P9">List items</text:p>
      <text:p text:style-name="P9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9">PNG icon</text:p>
      <text:list xml:id="list7948846395193805912" text:style-name="L2">
        <text:list-item>
          <text:p text:style-name="P22">Use "React Icons" – react.icons.github.io (part of this project's package.json)</text:p>
        </text:list-item>
        <text:list-item>
          <text:p text:style-name="P22">Import react-icons/cg</text:p>
          <text:list>
            <text:list-header>
              <text:p text:style-name="P22">import {CgShoppingBag} from 'react-icons/cg'</text:p>
            </text:list-header>
          </text:list>
        </text:list-item>
        <text:list-item>
          <text:p text:style-name="P22">Replace &lt;span&gt; with:</text:p>
          <text:list>
            <text:list-header>
              <text:p text:style-name="P22">&lt;CgShoppingBag className={css.cart}/&gt;</text:p>
            </text:list-header>
          </text:list>
        </text:list-item>
      </text:list>
      <text:p text:style-name="P9"><text:soft-page-break/>Add CSS for the right side</text:p>
      <text:p text:style-name="P9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9">Expand logo to fill left side</text:p>
      <text:p text:style-name="P9">.logo {</text:p>
      <text:p text:style-name="P9"><text:s text:c="4"/>display: flex;</text:p>
      <text:p text:style-name="P9"><text:s text:c="4"/>align-items: center;</text:p>
      <text:p text:style-name="P9"><text:s text:c="4"/><text:span text:style-name="T23">flex: 1;</text:span></text:p>
      <text:p text:style-name="P9">}</text:p>
      <text:p text:style-name="P9"/>
      <text:p text:style-name="P9">Add menu hover effects – change text color and cursor:</text:p>
      <text:p text:style-name="P9">.menu&gt;li:hover{</text:p>
      <text:p text:style-name="P9"><text:s text:c="4"/>color: #fe956f;</text:p>
      <text:p text:style-name="P9"><text:s text:c="4"/>cursor: pointer;</text:p>
      <text:p text:style-name="P9">}</text:p>
      <text:p text:style-name="P9"/>
      <text:p text:style-name="P9"/>
      <text:h text:style-name="Heading_20_2" text:outline-level="2">Hero Section</text:h>
      <text:p text:style-name="P9">Create new folder and files.</text:p>
      <text:p text:style-name="P9">Create Header.jsx by using "rafce" snippet.</text:p>
      <text:p text:style-name="P9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9"><text:soft-page-break/>Import Hero into App.jsx and add the &lt;Hero/&gt; tag.</text:p>
      <text:p text:style-name="P10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9"><text:tab/>...</text:p>
      <text:p text:style-name="P10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9"><text:tab/></text:p>
      <text:p text:style-name="P9">Create container div by shortcut</text:p>
      <text:p text:style-name="P9"><text:tab/>div.{css.container}</text:p>
      <text:p text:style-name="P9"><text:tab/>creates</text:p>
      <text:p text:style-name="P10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9">Create left, center, and right sections.</text:p>
      <text:p text:style-name="P9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9"><text:tab/>Use brackets for icons, because they do not use export to default.</text:p>
      <text:p text:style-name="P9"/>
      <text:p text:style-name="P9"/>
      <text:h text:style-name="Heading_20_2" text:outline-level="2">Slider Component</text:h>
      <text:p text:style-name="P9">Create new folder and files</text:p>
      <text:p text:style-name="P9">Shortcut – div.s-container --&gt; &lt;div className="s-container"&gt;&lt;/div&gt;</text:p>
      <text:p text:style-name="P9">Slider.jsx</text:p>
      <text:list xml:id="list77717609832516691" text:style-name="L3">
        <text:list-item>
          <text:p text:style-name="P23">rafce to init</text:p>
        </text:list-item>
        <text:list-item>
          <text:p text:style-name="P23">Import Swiper and SwiperSlide from 'swiper/react'</text:p>
        </text:list-item>
      </text:list>
      <text:p text:style-name="P9"><draw:frame draw:style-name="fr4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1837325142466872050" text:style-name="L4">
        <text:list-item>
          <text:p text:style-name="P24"><text:soft-page-break/>Import Pagination, Navigation, and swiper styles</text:p>
          <text:p text:style-name="P24"><draw:frame draw:style-name="fr4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254646278147660084" text:style-name="L5">
        <text:list-item>
          <text:p text:style-name="P25">Add swiper config parameters</text:p>
          <text:p text:style-name="P25"><draw:frame draw:style-name="fr4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3110454943437859267" text:style-name="L6">
        <text:list-item>
          <text:p text:style-name="P26">Replace dummy slides with Slider Products</text:p>
          <text:p text:style-name="P26">import {SliderProducts} from '../../data/products'</text:p>
          <text:p text:style-name="P26">Parse data with map</text:p>
        </text:list-item>
      </text:list>
      <text:p text:style-name="P9"><draw:frame draw:style-name="fr4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9"><text:tab/><text:span text:style-name="T23">Should be "spaceBetween", not "spacesBetween".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lider.css</text:p>
      <text:list xml:id="list4828366187061043534" text:style-name="L7">
        <text:list-item>
          <text:p text:style-name="P27">in Slider.jsx</text:p>
          <text:p text:style-name="P27">import './Slider.css'</text:p>
        </text:list-item>
      </text:list>
      <text:p text:style-name="P9"><draw:frame draw:style-name="fr4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9"><text:tab/>(Basic styling)</text:p>
      <text:p text:style-name="P9">Add modules to Swiper div</text:p>
      <text:p text:style-name="P9"><draw:frame draw:style-name="fr4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h text:style-name="Heading_20_2" text:outline-level="2">Final swiper.jsx</text:h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15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16"/>
      <text:p text:style-name="P6"><text:span text:style-name="T5">import</text:span> <text:span text:style-name="T11">'./Slider.css'</text:span>;</text:p>
      <text:p text:style-name="P16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16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<text:soft-page-break/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16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16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16"/>
      <text:p text:style-name="P6"><text:span text:style-name="T5">export</text:span> <text:span text:style-name="T5">default</text:span> <text:span text:style-name="T25">Slider</text:span></text:p>
      <text:p text:style-name="P9"/>
      <text:h text:style-name="Heading_20_2" text:outline-level="2">Final Slider.css:</text:h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16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16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16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<text:soft-page-break/>}</text:p>
      <text:p text:style-name="P16"/>
      <text:p text:style-name="P6"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16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16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16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16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16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16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16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9"/>
      <text:p text:style-name="P9"/>
      <text:p text:style-name="P28"/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0DT18H32M46S</meta:editing-duration>
    <meta:editing-cycles>46</meta:editing-cycles>
    <meta:generator>OpenOffice/4.1.13$Win32 OpenOffice.org_project/4113m1$Build-9810</meta:generator>
    <dc:date>2023-06-25T17:13:51.01</dc:date>
    <meta:document-statistic meta:table-count="0" meta:image-count="23" meta:object-count="0" meta:page-count="11" meta:paragraph-count="201" meta:word-count="608" meta:character-count="5263"/>
    <meta:user-defined meta:name="Info 1"/>
    <meta:user-defined meta:name="Info 2"/>
    <meta:user-defined meta:name="Info 3"/>
    <meta:user-defined meta:name="Info 4"/>
  </office:meta>
</office:document-meta>
</file>